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Liberation Sans', 'DejaVu Sans', sans-serif"/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Segoe UI" svg:font-family="'Segoe UI', 'Lucida Grande', Verdana, Arial, Helvetic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officeooo:rsid="001a1cdc" officeooo:paragraph-rsid="001cbc1b"/>
    </style:style>
    <style:style style:name="P2" style:family="paragraph" style:parent-style-name="Standard">
      <style:text-properties style:text-underline-style="none" officeooo:rsid="001a1cdc" officeooo:paragraph-rsid="0021c7c0"/>
    </style:style>
    <style:style style:name="P3" style:family="paragraph" style:parent-style-name="Standard">
      <style:text-properties style:text-underline-style="none" officeooo:rsid="001cbc1b" officeooo:paragraph-rsid="001cbc1b"/>
    </style:style>
    <style:style style:name="P4" style:family="paragraph" style:parent-style-name="Standard">
      <style:text-properties style:text-underline-style="none" officeooo:rsid="001cbc1b" officeooo:paragraph-rsid="001f0f75"/>
    </style:style>
    <style:style style:name="P5" style:family="paragraph" style:parent-style-name="Standard">
      <style:text-properties style:text-underline-style="none" officeooo:rsid="001cbc1b" officeooo:paragraph-rsid="0020c276"/>
    </style:style>
    <style:style style:name="P6" style:family="paragraph" style:parent-style-name="Standard">
      <style:text-properties officeooo:paragraph-rsid="0021e321"/>
    </style:style>
    <style:style style:name="P7" style:family="paragraph" style:parent-style-name="Standard">
      <style:text-properties style:text-underline-style="solid" style:text-underline-width="auto" style:text-underline-color="font-color" officeooo:rsid="001cbc1b" officeooo:paragraph-rsid="001cbc1b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cbc1b" officeooo:paragraph-rsid="001cbc1b" style:font-weight-asian="bold" style:font-weight-complex="bold"/>
    </style:style>
    <style:style style:name="P9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4d860" officeooo:paragraph-rsid="0021e321"/>
    </style:style>
    <style:style style:name="P10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5e454" officeooo:paragraph-rsid="0025e454"/>
    </style:style>
    <style:style style:name="P11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5e454" officeooo:paragraph-rsid="00277973"/>
    </style:style>
    <style:style style:name="P12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5e454" officeooo:paragraph-rsid="002a3455" style:font-weight-asian="normal" style:font-weight-complex="normal"/>
    </style:style>
    <style:style style:name="P13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5e454" officeooo:paragraph-rsid="002a3c16" style:font-weight-asian="normal" style:font-weight-complex="normal"/>
    </style:style>
    <style:style style:name="P14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5e454" officeooo:paragraph-rsid="002d3230" style:font-weight-asian="normal" style:font-weight-complex="normal"/>
    </style:style>
    <style:style style:name="P15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5e454" officeooo:paragraph-rsid="002ecf47" style:font-weight-asian="normal" style:font-weight-complex="normal"/>
    </style:style>
    <style:style style:name="P16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5e454" officeooo:paragraph-rsid="002f82b7" style:font-weight-asian="normal" style:font-weight-complex="normal"/>
    </style:style>
    <style:style style:name="P17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5e454" officeooo:paragraph-rsid="003321bc" style:font-weight-asian="normal" style:font-weight-complex="normal"/>
    </style:style>
    <style:style style:name="P18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a3455" officeooo:paragraph-rsid="002a3455" style:font-weight-asian="normal" style:font-weight-complex="normal"/>
    </style:style>
    <style:style style:name="P19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f82b7" officeooo:paragraph-rsid="002f82b7" style:font-weight-asian="normal" style:font-weight-complex="normal"/>
    </style:style>
    <style:style style:name="P20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a3c16" officeooo:paragraph-rsid="002a3c16" style:font-weight-asian="normal" style:font-weight-complex="normal"/>
    </style:style>
    <style:style style:name="P21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aad54" officeooo:paragraph-rsid="002aad54" style:font-weight-asian="normal" style:font-weight-complex="normal"/>
    </style:style>
    <style:style style:name="P22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d3230" officeooo:paragraph-rsid="002d3230" style:font-weight-asian="normal" style:font-weight-complex="normal"/>
    </style:style>
    <style:style style:name="P23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ecf47" officeooo:paragraph-rsid="002ecf47" style:font-weight-asian="normal" style:font-weight-complex="normal"/>
    </style:style>
    <style:style style:name="P24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2ecf47" officeooo:paragraph-rsid="002f82b7" style:font-weight-asian="normal" style:font-weight-complex="normal"/>
    </style:style>
    <style:style style:name="P25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30b4db" officeooo:paragraph-rsid="002f82b7" style:font-weight-asian="normal" style:font-weight-complex="normal"/>
    </style:style>
    <style:style style:name="P26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30b4db" officeooo:paragraph-rsid="0030b4db" style:font-weight-asian="normal" style:font-weight-complex="normal"/>
    </style:style>
    <style:style style:name="P27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bold" officeooo:rsid="0025e454" officeooo:paragraph-rsid="002a3455" style:font-weight-asian="bold" style:font-weight-complex="bold"/>
    </style:style>
    <style:style style:name="P28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bold" officeooo:rsid="0030b4db" officeooo:paragraph-rsid="0030b4db" style:font-weight-asian="bold" style:font-weight-complex="bold"/>
    </style:style>
    <style:style style:name="P29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solid" style:text-underline-width="auto" style:text-underline-color="font-color" fo:font-weight="normal" officeooo:rsid="0025e454" officeooo:paragraph-rsid="0030b4db" style:font-weight-asian="normal" style:font-weight-complex="normal"/>
    </style:style>
    <style:style style:name="P30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solid" style:text-underline-width="auto" style:text-underline-color="font-color" fo:font-weight="normal" officeooo:rsid="0025e454" officeooo:paragraph-rsid="0030e74d" style:font-weight-asian="normal" style:font-weight-complex="normal"/>
    </style:style>
    <style:style style:name="P31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solid" style:text-underline-width="auto" style:text-underline-color="font-color" fo:font-weight="normal" officeooo:rsid="0025e454" officeooo:paragraph-rsid="0031782e" style:font-weight-asian="normal" style:font-weight-complex="normal"/>
    </style:style>
    <style:style style:name="P32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solid" style:text-underline-width="auto" style:text-underline-color="font-color" fo:font-weight="bold" officeooo:rsid="002a3455" officeooo:paragraph-rsid="002a3455" style:font-weight-asian="bold" style:font-weight-complex="bold"/>
    </style:style>
    <style:style style:name="P33" style:family="paragraph" style:parent-style-name="Standard">
      <style:text-properties fo:font-variant="normal" fo:text-transform="none" fo:color="#2a2a2a" style:font-name="Segoe UI" fo:font-size="9pt" fo:letter-spacing="normal" fo:font-style="italic" style:text-underline-style="none" fo:font-weight="normal" officeooo:rsid="0025e454" officeooo:paragraph-rsid="002a3455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variant="normal" fo:text-transform="none" fo:color="#2a2a2a" style:font-name="Segoe UI" fo:font-size="9pt" fo:letter-spacing="normal" fo:font-style="italic" style:text-underline-style="none" fo:font-weight="normal" officeooo:rsid="0025e454" officeooo:paragraph-rsid="002f82b7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variant="normal" fo:text-transform="none" fo:color="#2a2a2a" style:font-name="Segoe UI" fo:font-size="9pt" fo:letter-spacing="normal" fo:font-style="italic" style:text-underline-style="none" fo:font-weight="normal" officeooo:rsid="002f82b7" officeooo:paragraph-rsid="002f82b7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variant="normal" fo:text-transform="none" fo:color="#000000" style:font-name="Arial" fo:font-size="9.75pt" fo:letter-spacing="normal" fo:font-style="normal" style:text-underline-style="none" fo:font-weight="normal" officeooo:rsid="0030e74d" officeooo:paragraph-rsid="0030e74d" style:font-weight-asian="normal" style:font-weight-complex="normal"/>
    </style:style>
    <style:style style:name="P37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2a2a2a" style:font-name="Segoe UI" fo:font-size="9pt" fo:letter-spacing="normal" fo:font-style="normal" fo:font-weight="normal" officeooo:paragraph-rsid="0021e321"/>
    </style:style>
    <style:style style:name="P38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2a2a2a" style:font-name="Segoe UI" fo:font-size="9pt" fo:letter-spacing="normal" fo:font-style="normal" fo:font-weight="normal" officeooo:rsid="0021e321" officeooo:paragraph-rsid="0021e321"/>
    </style:style>
    <style:style style:name="P39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bold" officeooo:rsid="0030b4db" officeooo:paragraph-rsid="002f82b7" style:font-weight-asian="bold" style:font-weight-complex="bold"/>
    </style:style>
    <style:style style:name="P40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bold" officeooo:rsid="0030b4db" officeooo:paragraph-rsid="0030b4db" style:font-weight-asian="bold" style:font-weight-complex="bold"/>
    </style:style>
    <style:style style:name="P41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bold" officeooo:rsid="0030b4db" officeooo:paragraph-rsid="00349010" style:font-weight-asian="bold" style:font-weight-complex="bold"/>
    </style:style>
    <style:style style:name="P42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bold" officeooo:rsid="0030b4db" officeooo:paragraph-rsid="003597ac" style:font-weight-asian="bold" style:font-weight-complex="bold"/>
    </style:style>
    <style:style style:name="P43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none" fo:font-weight="normal" officeooo:rsid="0030b4db" officeooo:paragraph-rsid="00349010" style:font-weight-asian="normal" style:font-weight-complex="normal"/>
    </style:style>
    <style:style style:name="P44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solid" style:text-underline-width="auto" style:text-underline-color="font-color" fo:font-weight="bold" officeooo:rsid="0030b4db" officeooo:paragraph-rsid="003597ac" style:font-weight-asian="bold" style:font-weight-complex="bold"/>
    </style:style>
    <style:style style:name="P45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solid" style:text-underline-width="auto" style:text-underline-color="font-color" fo:font-weight="bold" officeooo:rsid="0030b4db" officeooo:paragraph-rsid="0030b4db" style:font-weight-asian="bold" style:font-weight-complex="bold"/>
    </style:style>
    <style:style style:name="P46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solid" style:text-underline-width="auto" style:text-underline-color="font-color" fo:font-weight="normal" officeooo:rsid="0030b4db" officeooo:paragraph-rsid="0037c230" style:font-weight-asian="normal" style:font-weight-complex="normal"/>
    </style:style>
    <style:style style:name="P47" style:family="paragraph" style:parent-style-name="Standard">
      <style:text-properties fo:font-variant="normal" fo:text-transform="none" fo:color="#2a2a2a" style:font-name="Segoe UI" fo:font-size="9pt" fo:letter-spacing="normal" fo:font-style="normal" style:text-underline-style="solid" style:text-underline-width="auto" style:text-underline-color="font-color" fo:font-weight="normal" officeooo:rsid="0030b4db" officeooo:paragraph-rsid="0037e1e7" style:font-weight-asian="normal" style:font-weight-complex="normal"/>
    </style:style>
    <style:style style:name="P4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officeooo:rsid="001cbc1b"/>
    </style:style>
    <style:style style:name="T2" style:family="text">
      <style:text-properties style:text-underline-style="solid" style:text-underline-width="auto" style:text-underline-color="font-color" officeooo:rsid="002a3455"/>
    </style:style>
    <style:style style:name="T3" style:family="text">
      <style:text-properties style:text-underline-style="solid" style:text-underline-width="auto" style:text-underline-color="font-color" officeooo:rsid="003597ac"/>
    </style:style>
    <style:style style:name="T4" style:family="text">
      <style:text-properties officeooo:rsid="001cbc1b"/>
    </style:style>
    <style:style style:name="T5" style:family="text">
      <style:text-properties style:text-underline-style="none" officeooo:rsid="001f0f75"/>
    </style:style>
    <style:style style:name="T6" style:family="text">
      <style:text-properties style:text-underline-style="none" officeooo:rsid="0021c7c0"/>
    </style:style>
    <style:style style:name="T7" style:family="text">
      <style:text-properties style:text-underline-style="none" officeooo:rsid="00237dd7"/>
    </style:style>
    <style:style style:name="T8" style:family="text">
      <style:text-properties style:text-underline-style="none" officeooo:rsid="0024d860"/>
    </style:style>
    <style:style style:name="T9" style:family="text">
      <style:text-properties style:text-underline-style="none" officeooo:rsid="0030b4db"/>
    </style:style>
    <style:style style:name="T10" style:family="text">
      <style:text-properties style:text-underline-style="none" officeooo:rsid="0031782e"/>
    </style:style>
    <style:style style:name="T11" style:family="text">
      <style:text-properties style:text-underline-style="none" officeooo:rsid="00363e20"/>
    </style:style>
    <style:style style:name="T12" style:family="text">
      <style:text-properties style:text-underline-style="none" officeooo:rsid="0037c230"/>
    </style:style>
    <style:style style:name="T13" style:family="text">
      <style:text-properties style:text-underline-style="none" officeooo:rsid="0037e1e7"/>
    </style:style>
    <style:style style:name="T14" style:family="text">
      <style:text-properties style:text-underline-style="none" officeooo:rsid="0038f11a"/>
    </style:style>
    <style:style style:name="T15" style:family="text">
      <style:text-properties officeooo:rsid="0020c276"/>
    </style:style>
    <style:style style:name="T16" style:family="text">
      <style:text-properties officeooo:rsid="0021c7c0"/>
    </style:style>
    <style:style style:name="T17" style:family="text">
      <style:text-properties fo:font-variant="normal" fo:text-transform="none" fo:color="#000000" style:font-name="Helvetica Neue" fo:font-size="9.75pt" fo:letter-spacing="normal" fo:font-style="normal" style:text-underline-style="none" fo:font-weight="normal" officeooo:rsid="0021c7c0"/>
    </style:style>
    <style:style style:name="T18" style:family="text">
      <style:text-properties fo:font-variant="normal" fo:text-transform="none" fo:color="#000000" style:font-name="Helvetica Neue" fo:font-size="9.75pt" fo:letter-spacing="normal" fo:font-style="normal" style:text-underline-style="none" fo:font-weight="normal" officeooo:rsid="0021e321"/>
    </style:style>
    <style:style style:name="T19" style:family="text">
      <style:text-properties fo:font-variant="normal" fo:text-transform="none" fo:color="#2a2a2a" style:font-name="Segoe UI" fo:font-size="9pt" fo:letter-spacing="normal" fo:font-style="normal" style:text-underline-style="none" fo:font-weight="normal" officeooo:rsid="0024d860"/>
    </style:style>
    <style:style style:name="T20" style:family="text">
      <style:text-properties officeooo:rsid="0021e321"/>
    </style:style>
    <style:style style:name="T21" style:family="text">
      <style:text-properties officeooo:rsid="00237dd7"/>
    </style:style>
    <style:style style:name="T22" style:family="text">
      <style:text-properties officeooo:rsid="0025e454"/>
    </style:style>
    <style:style style:name="T23" style:family="text">
      <style:text-properties officeooo:rsid="002a345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a3455" style:font-weight-asian="bold" style:font-weight-complex="bold"/>
    </style:style>
    <style:style style:name="T26" style:family="text">
      <style:text-properties fo:font-weight="bold" officeooo:rsid="003321bc" style:font-weight-asian="bold" style:font-weight-complex="bold"/>
    </style:style>
    <style:style style:name="T27" style:family="text">
      <style:text-properties officeooo:rsid="002a3c16"/>
    </style:style>
    <style:style style:name="T28" style:family="text">
      <style:text-properties fo:font-style="italic" officeooo:rsid="002a3455" style:font-style-asian="italic" style:font-style-complex="italic"/>
    </style:style>
    <style:style style:name="T29" style:family="text">
      <style:text-properties fo:font-style="italic" officeooo:rsid="002c3a71" style:font-style-asian="italic" style:font-style-complex="italic"/>
    </style:style>
    <style:style style:name="T30" style:family="text">
      <style:text-properties fo:font-style="italic" officeooo:rsid="002ecf47" style:font-style-asian="italic" style:font-style-complex="italic"/>
    </style:style>
    <style:style style:name="T31" style:family="text">
      <style:text-properties fo:font-style="italic" officeooo:rsid="002f82b7" style:font-style-asian="italic" style:font-style-complex="italic"/>
    </style:style>
    <style:style style:name="T32" style:family="text">
      <style:text-properties officeooo:rsid="002aad54"/>
    </style:style>
    <style:style style:name="T33" style:family="text">
      <style:text-properties officeooo:rsid="002c3a71"/>
    </style:style>
    <style:style style:name="T34" style:family="text">
      <style:text-properties officeooo:rsid="002d3230"/>
    </style:style>
    <style:style style:name="T35" style:family="text">
      <style:text-properties officeooo:rsid="002ecf47"/>
    </style:style>
    <style:style style:name="T36" style:family="text">
      <style:text-properties officeooo:rsid="002f82b7"/>
    </style:style>
    <style:style style:name="T37" style:family="text">
      <style:text-properties officeooo:rsid="0030b4db"/>
    </style:style>
    <style:style style:name="T38" style:family="text">
      <style:text-properties fo:color="#000000" style:font-name="Arial" fo:font-size="9.75pt" style:text-underline-style="none" officeooo:rsid="0030e74d"/>
    </style:style>
    <style:style style:name="T39" style:family="text">
      <style:text-properties fo:color="#000000" style:font-name="Consolas" fo:font-size="9.75pt" style:text-underline-style="none" officeooo:rsid="0030e74d" fo:background-color="#eeeeee"/>
    </style:style>
    <style:style style:name="T40" style:family="text">
      <style:text-properties officeooo:rsid="00349010"/>
    </style:style>
    <style:style style:name="T41" style:family="text">
      <style:text-properties officeooo:rsid="003597ac"/>
    </style:style>
    <style:style style:name="T42" style:family="text">
      <style:text-properties officeooo:rsid="00363e2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Answers: </text:p>
      <text:p text:style-name="P7">Test 2: </text:p>
      <text:p text:style-name="P7"><text:s/><text:span text:style-name="T24">Q.1: What do you think are the possible steps for offline syncing of a file? </text:span></text:p>
      <text:p text:style-name="P8">Tell us 10 steps, you think, that services like Dropbox, Google Drive etc. are doing. Tell us 5 things </text:p>
      <text:p text:style-name="P8">that they could do, for improving the behaviour of Offline Sync. </text:p>
      <text:p text:style-name="P7"/>
      <text:p text:style-name="P1"><text:span text:style-name="T1">Ans: </text:span><text:span text:style-name="T4">Local Web Storage in Html5 is the first thing came in my mind for this process. </text:span></text:p>
      <text:p text:style-name="P3"><text:s text:c="9"/>It uses a db on the client side itself,which will later sync <text:s/>the files with the server </text:p>
      <text:p text:style-name="P3"><text:s text:c="9"/>database upon getting <text:s/>internet connection. </text:p>
      <text:p text:style-name="P3"><text:s text:c="8"/>10 concepts that Dropbox,G-drive,oneDrive(formaly skydrive),Box etc uses may be following: </text:p>
      <text:p text:style-name="P3"/>
      <text:p text:style-name="P3">1. Firstly i think, they must be storing user inputs through localStorage. </text:p>
      <text:p text:style-name="P7"/>
      <text:p text:style-name="P1"><text:span text:style-name="T4"><text:s/>2.Then they must be checking if user is online/offline. This can be useful,e.g. to store a value</text:span><text:span text:style-name="T1"> </text:span></text:p>
      <text:p text:style-name="P3"><text:s text:c="4"/>locally or send it to the server. I can use "navigator.onLine property" to check online status. </text:p>
      <text:p text:style-name="P3"><text:s text:c="4"/>In addition, i can be notified of any connectivity changes by listening to the online and </text:p>
      <text:p text:style-name="P3"><text:s text:c="5"/>offline events of the window element. </text:p>
      <text:p text:style-name="P7"/>
      <text:p text:style-name="P3">3. <text:s/>3rd step can be the usage of Application cache as per i am aware. </text:p>
      <text:p text:style-name="P3"><text:s text:c="7"/>An offline app like google drive etc, is like a package of web pages,stylesheets,script files that </text:p>
      <text:p text:style-name="P3"><text:s text:c="7"/>are saved in the users machin in the application cache.When a request for a file from the <text:s text:c="5"/></text:p>
      <text:p text:style-name="P3"><text:s text:c="7"/>application is initiated, instead of requesting the file from the web server, the file is served from <text:s text:c="2"/></text:p>
      <text:p text:style-name="P1"><text:span text:style-name="T4"><text:s text:c="7"/>the application cache </text:span><text:span text:style-name="T22">in form of deltas</text:span><text:span text:style-name="T4">. <text:s text:c="5"/></text:span></text:p>
      <text:p text:style-name="P3"><text:s text:c="7"/></text:p>
      <text:p text:style-name="P3"><text:s/>4. <text:s text:c="2"/>Also there is a caching manifest file,which maintains a master list of files in the application. </text:p>
      <text:p text:style-name="P3"><text:s text:c="7"/>When connected to the web, the manifest is checked for updates and any new versions of the </text:p>
      <text:p text:style-name="P3"><text:s text:c="7"/>application’s files are downloaded in the background for the next visit to the page. </text:p>
      <text:p text:style-name="P3"><text:s text:c="7"/></text:p>
      <text:p text:style-name="P3"><text:s/>5. <text:s text:c="3"/>So, Pages loaded into the application cache are served from the cache whether </text:p>
      <text:p text:style-name="P3"><text:s text:c="8"/>or not a connection to the Internet is available. </text:p>
      <text:p text:style-name="P3"><text:s text:c="6"/></text:p>
      <text:p text:style-name="P3"><text:s text:c="2"/>6. <text:s text:c="2"/>This structure i have <text:s/>googled to know : An application manifest file looks something like this. </text:p>
      <text:p text:style-name="P3"/>
      <text:p text:style-name="P3"><text:s text:c="11"/>CACHE MANIFEST </text:p>
      <text:p text:style-name="P3"><text:s text:c="13"/># version 1 </text:p>
      <text:p text:style-name="P3"><text:s text:c="4"/></text:p>
      <text:p text:style-name="P3"><text:s text:c="16"/>CACHE: </text:p>
      <text:p text:style-name="P3"><text:s text:c="15"/>/home.htm </text:p>
      <text:p text:style-name="P3"><text:s text:c="15"/>/contact.htm </text:p>
      <text:p text:style-name="P3"><text:s text:c="15"/>/images/logo.png </text:p>
      <text:p text:style-name="P3"><text:s text:c="15"/>/styles/global.css </text:p>
      <text:p text:style-name="P3"><text:s text:c="15"/>/script.js </text:p>
      <text:p text:style-name="P3"><text:s text:c="4"/></text:p>
      <text:p text:style-name="P3"><text:s text:c="15"/>FALLBACK: </text:p>
      <text:p text:style-name="P3"><text:s text:c="15"/>/events.aspx /events.htm </text:p>
      <text:p text:style-name="P3"><text:s text:c="4"/></text:p>
      <text:p text:style-name="P3"><text:s text:c="15"/>NETWORK: </text:p>
      <text:p text:style-name="P3"><text:s text:c="16"/>/customer/list </text:p>
      <text:p text:style-name="P3"/>
      <text:p text:style-name="P3"/>
      <text:p text:style-name="P3">7. <text:s text:c="3"/>This is my personal opinion that, since all files in menifest are serverd to the server at once, </text:p>
      <text:p text:style-name="P1"><text:soft-page-break/><text:span text:style-name="T4"><text:s text:c="7"/>if error in any single file, it may dissrupt the syncing. So this can be treated as improvement, </text:span><text:span text:style-name="T4">which is the part of other question. </text:span></text:p>
      <text:p text:style-name="P3"/>
      <text:p text:style-name="P3"/>
      <text:p text:style-name="P3">8. I observerd that Google Drive uses Chrome's IndexedDB for storing data about files. To see the</text:p>
      <text:p text:style-name="P3"><text:s text:c="4"/>contents,open developer console (Ctrl + Shift + I) and choose Resources tab. However about <text:s text:c="2"/></text:p>
      <text:p text:style-name="P3"><text:s text:c="4"/>dropbox i researched and it seems that </text:p>
      <text:p text:style-name="P3"><text:s text:c="3"/>“ Once a file is added to your Dropbox, it's synced to Dropbox's secure online servers. All files <text:s text:c="2"/></text:p>
      <text:p text:style-name="P3"><text:s text:c="3"/>stored online by Dropbox are encrypted and kept in secure storage servers. Storage servers are <text:s/></text:p>
      <text:p text:style-name="P3"><text:s text:c="3"/>provided by a managed service provider, and our infrastructure is located in data centers across </text:p>
      <text:p text:style-name="P3"><text:s text:c="3"/>the United States.” </text:p>
      <text:p text:style-name="P3"/>
      <text:p text:style-name="P3">9. Dropbox also sync the files if two computers are lan connected. This is a good feature i enjoy. </text:p>
      <text:p text:style-name="P3"><text:s text:c="3"/>However, If Dropbox detects a firewall preventing access to your LAN, </text:p>
      <text:p text:style-name="P3"><text:s text:c="3"/>it will turn off LAN sync in your Dropbox preferences automatically. </text:p>
      <text:p text:style-name="P3"><text:s text:c="3"/>To turn it back on, change your Firewall settings to allow Dropbox access to the Internet </text:p>
      <text:p text:style-name="P3"><text:s text:c="3"/>and your LAN, then manually turn on LAN sync in your Dropbox preferences. </text:p>
      <text:p text:style-name="P3"/>
      <text:p text:style-name="P3">10. <text:s/>As per i know, Google docs is written in JAVA. and the frontend in javascript. </text:p>
      <text:p text:style-name="P3"><text:s text:c="7"/>Also, Google most likely stores Google Docs files on multiple database servers, </text:p>
      <text:p text:style-name="P3"><text:s text:c="6"/>a policy called redundancy. If one server fails, Google Docs can pull information </text:p>
      <text:p text:style-name="P3"><text:s text:c="5"/>from another server. The servers likely send messages to a central </text:p>
      <text:p text:style-name="P3"><text:s text:c="5"/>control server to update files and stay current. </text:p>
      <text:p text:style-name="P3"/>
      <text:p text:style-name="P3"/>
      <text:p text:style-name="P3">Improvements: </text:p>
      <text:p text:style-name="P4">1. I am not aware about the depth but i think there can be chance where HTTP caching and</text:p>
      <text:p text:style-name="P4"><text:s text:c="4"/>Appplication caching may collide. </text:p>
      <text:p text:style-name="P4"><text:s text:c="3"/></text:p>
      <text:p text:style-name="P4"><text:s text:c="4"/>The files cached in the browser cache are often <text:s/>set to have relatively long (days, </text:p>
      <text:p text:style-name="P4"><text:s text:c="4"/>weeks and even sometimes longer) expiration dates in order to help improve the web’s <text:s text:c="3"/></text:p>
      <text:p text:style-name="P4"><text:s text:c="4"/>performance. </text:p>
      <text:p text:style-name="P3"/>
      <text:p text:style-name="P5"><text:s text:c="2"/>The purpose of the application cache isn’t to save the server requests for performance reasons, but <text:s text:c="3"/></text:p>
      <text:p text:style-name="P5"><text:s text:c="2"/>to make the application’s files <text:s/>available even when working offline. The problem is these two </text:p>
      <text:p text:style-name="P5"><text:s text:c="2"/>caching mechanisms may collide, giving you unexpected results from your <text:s/>application. </text:p>
      <text:p text:style-name="P3"/>
      <text:p text:style-name="P5"><text:s text:c="2"/>Consider a page configured to be available offline, but is cached in the browser cache for 24 hours. <text:s text:c="3"/></text:p>
      <text:p text:style-name="P5"><text:s text:c="2"/>If you push a change to your offline application, it would take a full day before you were able to <text:s/></text:p>
      <text:p text:style-name="P5"><text:s text:c="2"/>see the change to the page. Therefore you often need to disable browser caching on files saved in </text:p>
      <text:p text:style-name="P5"><text:s text:c="2"/>the application manifest in order to facilitate accurate file synchronization. </text:p>
      <text:p text:style-name="P2"><text:span text:style-name="T15"><text:s text:c="2"/>So i can come up with </text:span><text:span text:style-name="T16">some improvements in this regard where you can actually identify the <text:s/></text:span></text:p>
      <text:p text:style-name="P2"><text:span text:style-name="T16"><text:s text:c="3"/>activeness of caching mechanism before i actually </text:span><text:span text:style-name="T21">request for syncing.</text:span></text:p>
      <text:p text:style-name="P3"/>
      <text:p text:style-name="P6"><text:span text:style-name="T5">2. </text:span><text:span text:style-name="T6"><text:s/></text:span><text:span text:style-name="T17">Optimiz</text:span><text:span text:style-name="T18">ing </text:span><text:span text:style-name="T17">file synchronization:</text:span></text:p>
      <text:p text:style-name="P37"><text:s text:c="5"/>One of the performance enhancements of Offline Files <text:s/><text:span text:style-name="T20">can be </text:span><text:s/>a faster synchronization process. <text:span text:style-name="T20">So if <text:s text:c="4"/></text:span></text:p>
      <text:p text:style-name="P38"><text:s text:c="6"/>we can: <text:s text:c="2"/></text:p>
      <text:p text:style-name="P37">- reduces the time and bandwidth needed to identify differences between the local cache and th<text:span text:style-name="T20">e</text:span></text:p>
      <text:p text:style-name="P37"><text:span text:style-name="T20"><text:s text:c="3"/></text:span>server.</text:p>
      <text:p text:style-name="P37">- determine which parts of a file in the local cache have changed, and then updates only those parts of</text:p>
      <text:p text:style-name="P37"><text:soft-page-break/><text:s text:c="3"/>the file on the network server.</text:p>
      <text:p text:style-name="P6"><text:span text:style-name="T7">3.</text:span><text:span text:style-name="T8">I have know idea if they use this thing but i have studied about Bitmap Diffrential Transfer where you update only a part of file rather than entrire file on server.</text:span><text:span text:style-name="T19">So this can be one improvement.</text:span></text:p>
      <text:p text:style-name="P9"/>
      <text:p text:style-name="P10">4. I can come up with some advance sharing option where you share a folder to public and can share</text:p>
      <text:p text:style-name="P10"><text:s text:c="4"/>different files inside the folder to different users. This can be data saving mathod.</text:p>
      <text:p text:style-name="P10"/>
      <text:p text:style-name="P11">5. Dropbox doesn't support WebDAV, so we can't mount it as network drive, or use standard WebDAV</text:p>
      <text:p text:style-name="P11"><text:s text:c="4"/>clients to access the storage. I know there are some third party middlewares to support it, but they are </text:p>
      <text:p text:style-name="P11"><text:s text:c="4"/>not free and make things bit slow.</text:p>
      <text:p text:style-name="P11"/>
      <text:p text:style-name="P11"/>
      <text:p text:style-name="P11"/>
      <text:p text:style-name="P11"/>
      <text:p text:style-name="P11"/>
      <text:p text:style-name="P27"><text:span text:style-name="T23">Q</text:span><text:span text:style-name="T2"> 2: Consider an entity called “Country”. Country consists of “States”. States are further divided </text:span></text:p>
      <text:p text:style-name="P32">into “Privileged_States” and “General_States”. Each state has its “State_Law” which you can think </text:p>
      <text:p text:style-name="P32">of as a Text. However for the “Privileged_States”, the “State_Law” text is preceded by </text:p>
      <text:p text:style-name="P32">“Country_Law”. </text:p>
      <text:p text:style-name="P32">Can you create a database architecture for this? More points if you create an architecture for both </text:p>
      <text:p text:style-name="P32">Relational (MySQL, PostgreSQL etc.) and Non-Relational Database (MongoDB etc.), and compare it.</text:p>
      <text:p text:style-name="P32"/>
      <text:p text:style-name="P32"/>
      <text:p text:style-name="P18">Ans: I am considering there are many countries. My db schema will look something like this.</text:p>
      <text:p text:style-name="P17"><text:span text:style-name="T23"><text:s text:c="11"/></text:span><text:span text:style-name="T25">I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><text:span text:style-name="T26"><text:s text:c="11"/>i</text:span><text:span text:style-name="T25">d <text:s text:c="3"/></text:span><text:span text:style-name="T23"><text:s text:c="19"/></text:span><text:span text:style-name="T25"><text:s/>Names <text:s text:c="3"/></text:span><text:span text:style-name="T23"><text:s text:c="16"/></text:span><text:span text:style-name="T25">Laws <text:s text:c="2"/></text:span><text:span text:style-name="T23"><text:s text:c="23"/></text:span><text:span text:style-name="T25"><text:s/>parent</text:span></text:p>
          </table:table-cell>
        </table:table-row>
        <table:table-row>
          <table:table-cell table:style-name="Table1.A2" office:value-type="string">
            <text:p text:style-name="P12"><text:span text:style-name="T23"><text:s text:c="9"/></text:span><text:span text:style-name="T28"><text:s text:c="2"/>1. <text:s text:c="25"/></text:span><text:span text:style-name="T29">India</text:span><text:span text:style-name="T28"> <text:s text:c="22"/></text:span><text:span text:style-name="T30">Law</text:span><text:span text:style-name="T31">_ind</text:span><text:span text:style-name="T28"> <text:s text:c="33"/>0</text:span></text:p>
          </table:table-cell>
        </table:table-row>
        <table:table-row>
          <table:table-cell table:style-name="Table1.A2" office:value-type="string">
            <text:p text:style-name="P33"><text:span text:style-name="T23"><text:s text:c="11"/>2. <text:s text:c="23"/></text:span><text:span text:style-name="T35">Ind_</text:span><text:span text:style-name="T23">gen_states <text:s text:c="11"/>Null <text:s text:c="37"/></text:span><text:span text:style-name="T27">1</text:span></text:p>
          </table:table-cell>
        </table:table-row>
        <table:table-row>
          <table:table-cell table:style-name="Table1.A2" office:value-type="string">
            <text:p text:style-name="P33"><text:span text:style-name="T23"><text:s text:c="11"/>3. <text:s text:c="23"/></text:span><text:span text:style-name="T35">Ind_</text:span><text:span text:style-name="T23">priv_states <text:s text:c="11"/>Null <text:s text:c="37"/></text:span><text:span text:style-name="T27">1</text:span></text:p>
          </table:table-cell>
        </table:table-row>
        <table:table-row>
          <table:table-cell table:style-name="Table1.A2" office:value-type="string">
            <text:p text:style-name="P12"><text:span text:style-name="T23"><text:s text:c="11"/>4. <text:s text:c="24"/>India <text:s text:c="21"/>Law</text:span><text:span text:style-name="T35">3</text:span><text:span text:style-name="T23"> <text:s text:c="40"/></text:span><text:span text:style-name="T32">0</text:span></text:p>
          </table:table-cell>
        </table:table-row>
        <table:table-row>
          <table:table-cell table:style-name="Table1.A2" office:value-type="string">
            <text:p text:style-name="P12"><text:span text:style-name="T23"><text:s text:c="11"/></text:span><text:span text:style-name="T35">5</text:span><text:span text:style-name="T23">. <text:s text:c="24"/>Maharastra <text:s text:c="12"/>Law4 <text:s text:c="39"/>2</text:span></text:p>
          </table:table-cell>
        </table:table-row>
        <table:table-row>
          <table:table-cell table:style-name="Table1.A2" office:value-type="string">
            <text:p text:style-name="P12"><text:span text:style-name="T23"><text:s text:c="11"/></text:span><text:span text:style-name="T35">6</text:span><text:span text:style-name="T23">. <text:s text:c="24"/>Delhi <text:s text:c="21"/>Law_</text:span><text:span text:style-name="T36">ind</text:span><text:span text:style-name="T23">_law2 <text:s text:c="26"/>3</text:span></text:p>
          </table:table-cell>
        </table:table-row>
        <table:table-row>
          <table:table-cell table:style-name="Table1.A2" office:value-type="string">
            <text:p text:style-name="P12"><text:span text:style-name="T23"><text:s text:c="11"/></text:span><text:span text:style-name="T35">7</text:span><text:span text:style-name="T23">. <text:s text:c="25"/>Jharkhand <text:s text:c="14"/>Law2 <text:s text:c="38"/>2</text:span></text:p>
          </table:table-cell>
        </table:table-row>
        <table:table-row>
          <table:table-cell table:style-name="Table1.A2" office:value-type="string">
            <text:p text:style-name="P12"><text:span text:style-name="T23"><text:s text:c="10"/></text:span><text:span text:style-name="T28"><text:s/></text:span><text:span text:style-name="T30">8. <text:s text:c="23"/>Newzeland <text:s text:c="16"/>law_</text:span><text:span text:style-name="T31">nz</text:span><text:span text:style-name="T30"> <text:s text:c="34"/>0</text:span></text:p>
          </table:table-cell>
        </table:table-row>
        <table:table-row>
          <table:table-cell table:style-name="Table1.A2" office:value-type="string">
            <text:p text:style-name="P34"><text:span text:style-name="T35"><text:s text:c="11"/>9. <text:s text:c="24"/></text:span><text:span text:style-name="T36">nz_gen_states <text:s text:c="11"/>Null <text:s text:c="37"/>8</text:span></text:p>
          </table:table-cell>
        </table:table-row>
        <table:table-row>
          <table:table-cell table:style-name="Table1.A2" office:value-type="string">
            <text:p text:style-name="P35"><text:s text:c="10"/>10. <text:s text:c="22"/>nz_priv_states <text:s text:c="12"/>Null <text:s text:c="37"/>8</text:p>
          </table:table-cell>
        </table:table-row>
        <table:table-row>
          <table:table-cell table:style-name="Table1.A2" office:value-type="string">
            <text:p text:style-name="P19"><text:s text:c="10"/>11. <text:s text:c="22"/>napier <text:s text:c="25"/>law14 <text:s text:c="34"/>9</text:p>
          </table:table-cell>
        </table:table-row>
        <table:table-row>
          <table:table-cell table:style-name="Table1.A2" office:value-type="string">
            <text:p text:style-name="P16"><text:span text:style-name="T36"><text:s text:c="10"/>12</text:span><text:span text:style-name="T35"> <text:s text:c="23"/></text:span><text:span text:style-name="T36">auckland <text:s text:c="20"/>law_nz_law15 <text:s text:c="22"/>10</text:span></text:p>
          </table:table-cell>
        </table:table-row>
      </table:table>
      <text:p text:style-name="P18"/>
      <text:p text:style-name="P18"/>
      <text:p text:style-name="P20">Here I hv set 3 rows as custom rows where i have predefined the parents countries,gen_states,priv_states.</text:p>
      <text:p text:style-name="P13"><text:span text:style-name="T27">Now user can enter whatever into db like any country, any gen_state and any priv_state. Parent of India will always be </text:span><text:span text:style-name="T32">0</text:span><text:span text:style-name="T27"> because its a country..</text:span><text:span text:style-name="T32">Parent of Maharastra will be 2 as its a general state and so on.</text:span></text:p>
      <text:p text:style-name="P21">Now we can query easily overmy db to get all information from a row.</text:p>
      <text:p text:style-name="P21">Examples:</text:p>
      <text:p text:style-name="P14"><text:span text:style-name="T32">1.</text:span><text:span text:style-name="T33">To select all </text:span><text:span text:style-name="T34">privilaged states of India we will look for all rows whose parent is 3 and then another <text:s text:c="4"/></text:span></text:p>
      <text:p text:style-name="P22"><text:s text:c="3"/>subquery to find parent of parent. i.e, parent of 3.</text:p>
      <text:p text:style-name="P23">2.Similarlily, you can query whatever information you want from my db-schema.</text:p>
      <text:p text:style-name="P15"><text:span text:style-name="T35">3. The above stucture is only for Country India. If you want for Newzeland just add a row with id=</text:span><text:span text:style-name="T36">8</text:span></text:p>
      <text:p text:style-name="P24"><text:s text:c="3"/>and enter details. To query over all priv states of Newzeland you can query for all rows whose parent is <text:s text:c="4"/></text:p>
      <text:p text:style-name="P16"><text:span text:style-name="T35"><text:s text:c="3"/></text:span><text:span text:style-name="T36">10 and similarly other queries.</text:span></text:p>
      <text:p text:style-name="P19"/>
      <text:p text:style-name="P16"><text:span text:style-name="T36">I can create multiple tables too but just to show some unique strucuture,i thought of this schema. </text:span><text:span text:style-name="T37">I think Its extendable and consume less space and querying is simple and fast.</text:span></text:p>
      <text:p text:style-name="P25"/>
      <text:p text:style-name="P25"/>
      <text:p text:style-name="P41"><text:span text:style-name="T40">MongoDb Database Model:</text:span></text:p>
      <text:p text:style-name="P39"><draw:ellipse text:anchor-type="paragraph" draw:z-index="0" draw:style-name="gr1" draw:text-style-name="P48" svg:width="1.509cm" svg:height="3.202cm" svg:x="1.184cm" svg:y="-1.692cm"><text:p/></draw:ellipse><draw:ellipse text:anchor-type="paragraph" draw:z-index="1" draw:style-name="gr1" draw:text-style-name="P48" svg:width="2.012cm" svg:height="3.229cm" svg:x="5.523cm" svg:y="-1.559cm"><text:p/></draw:ellipse><draw:ellipse text:anchor-type="paragraph" draw:z-index="2" draw:style-name="gr1" draw:text-style-name="P48" svg:width="2.197cm" svg:height="3.282cm" svg:x="10.206cm" svg:y="-1.427cm"><text:p/></draw:ellipse><draw:ellipse text:anchor-type="paragraph" draw:z-index="3" draw:style-name="gr1" draw:text-style-name="P48" svg:width="2.7cm" svg:height="3.52cm" svg:x="15.18cm" svg:y="-1.612cm"><text:p/></draw:ellipse><draw:custom-shape text:anchor-type="paragraph" draw:z-index="4" draw:style-name="gr2" svg:width="0.874cm" svg:height="0.768cm" svg:x="3.538cm" svg:y="-0.26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style-name="gr2" svg:width="1.059cm" svg:height="0.689cm" svg:x="8.248cm" svg:y="0.08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style-name="gr2" svg:width="1.482cm" svg:height="0.874cm" svg:x="12.984cm" svg:y="0.08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oft-page-break/></text:p>
      <text:p text:style-name="P39"/>
      <text:p text:style-name="P39"/>
      <text:p text:style-name="P39"/>
      <text:p text:style-name="P41"><text:span text:style-name="T40"><text:s text:c="13"/></text:span></text:p>
      <text:p text:style-name="P41"><text:span text:style-name="T40"><text:s text:c="13"/>Laws <text:s text:c="31"/>States <text:s text:c="26"/>General/Privilaged <text:s text:c="19"/>Country</text:span></text:p>
      <text:p text:style-name="P28"/>
      <text:p text:style-name="P28"/>
      <text:p text:style-name="P28"/>
      <text:p text:style-name="P28"/>
      <text:p text:style-name="P43"><text:span text:style-name="T40">Simple Mappings are done and Queries are based on this mapping thats all. Logic in Nosql Is similar to the Mysql.</text:span></text:p>
      <text:p text:style-name="P28"/>
      <text:p text:style-name="P28"/>
      <text:p text:style-name="P28"/>
      <text:p text:style-name="P28"/>
      <text:p text:style-name="P28"/>
      <text:p text:style-name="P42"><text:span text:style-name="T41">Q</text:span><text:span text:style-name="T3"> 3: Now since you have a created a database architecture, write a program in language of your</text:span></text:p>
      <text:p text:style-name="P44"><text:span text:style-name="T41">choice to Sync the State_Law of each State as a .txt file/.rtf file on your machine.</text:span></text:p>
      <text:p text:style-name="P44"><text:span text:style-name="T41">Few possible things that you may need to do is:</text:span></text:p>
      <text:p text:style-name="P44"><text:span text:style-name="T41">i)</text:span></text:p>
      <text:p text:style-name="P44"><text:span text:style-name="T41">ii)</text:span></text:p>
      <text:p text:style-name="P44"><text:span text:style-name="T41">Write a bash script to initiate the process.</text:span></text:p>
      <text:p text:style-name="P44"><text:span text:style-name="T41">Install related libraries that connects your script with database server (of your choice).</text:span></text:p>
      <text:p text:style-name="P44"><text:span text:style-name="T41">More points if you can edit the .txt file further to update the changes on the database.</text:span></text:p>
      <text:p text:style-name="P45"/>
      <text:p text:style-name="P45"/>
      <text:p text:style-name="P45"/>
      <text:p text:style-name="P46"><text:span text:style-name="T42">Ans:</text:span><text:span text:style-name="T11"> I am not aware with Bash at all. However I can attain the same thing by setting a trigger event to my mysql database. Then whenver a change in triggered my script would automatically dump the db into .txt file and get it done.</text:span></text:p>
      <text:p text:style-name="P46"><text:span text:style-name="T12">Or, I can schedule task using cronjobs on my system to my script <text:s/>to check at fixed time interval if my db changes.</text:span></text:p>
      <text:p text:style-name="P46"><text:span text:style-name="T12"/></text:p>
      <text:p text:style-name="P47"><text:span text:style-name="T13">I am bit familier with R-Syncing of file. I would love to explain that here but the question is not that. So i would love stopping here.</text:span></text:p>
      <text:p text:style-name="P47"><text:span text:style-name="T13"><text:s/></text:span><text:span text:style-name="T14">Thanks!!</text:span></text:p>
      <text:p text:style-name="P46"><text:span text:style-name="T11"><text:s/></text:span></text:p>
      <text:p text:style-name="P4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Q 4) Now consider Privileged_State has 40 laws (think of them as properties) of its own. It further </text:p>
      <text:p text:style-name="P28">inherits some x number of laws from Country (x is not a fixed variable). </text:p>
      <text:p text:style-name="P28">So, for example: in JavaScript it may be like: </text:p>
      <text:p text:style-name="P28">var priv_state = “UP”; </text:p>
      <text:p text:style-name="P28">priv_state.laws return an array of length 40 </text:p>
      <text:p text:style-name="P28">priv_state.getCountry.laws return an array of length x, which is not fixed </text:p>
      <text:p text:style-name="P28">Now write a program in language of your choice with Time Complexity &lt; O (n^2) which appends all </text:p>
      <text:p text:style-name="P28">the state_laws and country_laws of each state into priv_state.laws arrays, so that after appending </text:p>
      <text:p text:style-name="P28">priv_state.laws return an array of length = (40+x) </text:p>
      <text:p text:style-name="P28">No answers will be accepted for Time Complexity &gt;= O (n^2)</text:p>
      <text:p text:style-name="P28"/>
      <text:p text:style-name="P29"><text:span text:style-name="T37">Ans:</text:span><text:span text:style-name="T9"> <text:s/></text:span></text:p>
      <text:p text:style-name="P26"/>
      <text:p text:style-name="P31"><text:span text:style-name="T10">var</text:span><text:span text:style-name="T9"> x</text:span><text:span text:style-name="T10">=[a1,a2,a3,...a40]</text:span><text:span text:style-name="T9"> // is array of laws of states..</text:span></text:p>
      <text:p text:style-name="P31"><text:span text:style-name="T10">var </text:span><text:span text:style-name="T9">y</text:span><text:span text:style-name="T10">=[x1,x2,x3.......xx]</text:span><text:span text:style-name="T9"> // is the array of laws of country</text:span></text:p>
      <text:p text:style-name="P26"/>
      <text:p text:style-name="P26">x.forEach(function(a){</text:p>
      <text:p text:style-name="P26">Array.prototype.push.apply(a,y); });</text:p>
      <text:p text:style-name="P26"/>
      <text:p text:style-name="P30"><text:span text:style-name="T38">I used </text:span><text:span text:style-name="Source_20_Text"><text:span text:style-name="T39">.apply </text:span></text:span><text:span text:style-name="T38">to push the individual members of two arrays </text:span><text:span text:style-name="Source_20_Text"><text:span text:style-name="T39"><text:s/></text:span></text:span><text:span text:style-name="T38">at once.</text:span>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'Liberation Sans', 'DejaVu Sans', sans-serif"/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Segoe UI" svg:font-family="'Segoe UI', 'Lucida Grande', Verdana, Arial, Helvetic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23:13:16</meta:creation-date>
    <dc:date>2014-03-15T03:02:07</dc:date>
    <meta:editing-duration>PT20H4M16S</meta:editing-duration>
    <meta:editing-cycles>29</meta:editing-cycles>
    <meta:generator>LibreOffice/4.0.2.2$Linux_X86_64 LibreOffice_project/400m0$Build-2</meta:generator>
    <meta:document-statistic meta:table-count="1" meta:image-count="0" meta:object-count="0" meta:page-count="5" meta:paragraph-count="156" meta:word-count="1656" meta:character-count="11353" meta:non-whitespace-character-count="8026"/>
  </office:meta>
</office:document-meta>
</file>